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2.454cm" fo:min-width="2.204cm" fo:padding-top="0.152cm" fo:padding-bottom="0.152cm" fo:padding-left="0.277cm" fo:padding-right="0.277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3.9cm" svg:height="3.9cm" draw:transform="rotate (1.5707963267949) translate (11.102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polyline draw:style-name="gr7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8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602cm" svg:y1="10.5cm" svg:x2="15.1cm" svg:y2="13.6cm">
          <text:p/>
        </draw:line>
        <draw:custom-shape draw:style-name="gr8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3cm" svg:height="0.5cm" draw:transform="rotate (1.5707963267949) translate (14.702cm 13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6.602cm" svg:y1="10.5cm" svg:x2="8.602cm" svg:y2="11.2cm">
          <text:p/>
        </draw:line>
        <draw:frame draw:style-name="gr11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2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2" draw:text-style-name="P2" draw:layer="layout" svg:width="1.34cm" svg:height="1.405cm" svg:x="13.6cm" svg:y="11.9cm">
          <draw:text-box>
            <text:p><text:span text:style-name="T1">P</text:span><text:span text:style-name="T2">2</text:span></text:p>
          </draw:text-box>
        </draw:frame>
        <draw:frame draw:style-name="gr12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08:04.480300041</dc:date>
    <meta:editing-duration>PT1H9M53S</meta:editing-duration>
    <meta:editing-cycles>31</meta:editing-cycles>
    <meta:generator>LibreOffice/4.2.8.2$Linux_X86_64 LibreOffice_project/420m0$Build-2</meta:generator>
    <meta:document-statistic meta:object-count="16"/>
  </office:meta>
</office:document-meta>
</file>